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579d1c" draw:textarea-horizontal-align="justify" draw:textarea-vertical-align="middle" draw:auto-grow-height="false"/>
    </style:style>
    <style:style style:name="gr2" style:family="graphic" style:parent-style-name="standard">
      <style:graphic-properties draw:fill="solid" draw:fill-color="#c5000b" draw:textarea-horizontal-align="justify" draw:textarea-vertical-align="middle" draw:auto-grow-height="false"/>
    </style:style>
    <style:style style:name="gr3" style:family="graphic" style:parent-style-name="standard">
      <style:graphic-properties draw:stroke="dash" draw:stroke-dash="Ultrafine_20_Dashed" draw:fill="none" draw:textarea-horizontal-align="justify" draw:textarea-vertical-align="middle" draw:auto-grow-height="false"/>
    </style:style>
    <style:style style:name="gr4" style:family="graphic" style:parent-style-name="measure">
      <style:graphic-properties draw:textarea-vertical-align="middle"/>
    </style:style>
    <style:style style:name="gr5" style:family="graphic" style:parent-style-name="standard">
      <style:graphic-properties draw:fill="solid" draw:fill-color="#579d1c" draw:textarea-horizontal-align="justify" draw:textarea-vertical-align="middle" draw:auto-grow-height="false"/>
    </style:style>
    <style:style style:name="gr6" style:family="graphic" style:parent-style-name="standard">
      <style:graphic-properties draw:fill="solid" draw:fill-color="#aecf00" draw:textarea-horizontal-align="justify" draw:textarea-vertical-align="middle" draw:auto-grow-height="false"/>
    </style:style>
    <style:style style:name="gr7" style:family="graphic" style:parent-style-name="standard">
      <style:graphic-properties draw:fill="solid" draw:fill-color="#7e0021" draw:textarea-horizontal-align="justify" draw:textarea-vertical-align="middle" draw:auto-grow-height="false"/>
    </style:style>
    <style:style style:name="gr8" style:family="graphic" style:parent-style-name="standard">
      <style:graphic-properties draw:stroke="dash" draw:stroke-dash="Fine_20_Dashed_20__28_var_29_" draw:fill="none"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stroke="none" svg:stroke-color="#000000" draw:fill="none" draw:fill-color="#ffffff" fo:min-height="0.635cm"/>
    </style:style>
    <style:style style:name="gr11" style:family="graphic" style:parent-style-name="standard">
      <style:graphic-properties draw:fill="solid" draw:fill-color="#b3b3b3"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8cm" svg:height="1.528cm" draw:transform="rotate (-0.785398163397448) translate (3.731cm 2.778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 draw:layer="layout" svg:width="1.397cm" svg:height="1.397cm" svg:x="23.225cm" svg:y="15.35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6.985cm" svg:height="6.985cm" svg:x="20.431cm" svg:y="12.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4" draw:text-style-name="P1" draw:layer="measurelines" svg:x1="23.86cm" svg:y1="16.113cm" svg:x2="27.416cm" svg:y2="16.113cm">
          <text:p text:style-name="P2">dz</text:p>
        </draw:measure>
        <draw:custom-shape draw:style-name="gr5" draw:text-style-name="P1" draw:layer="layout" svg:width="1.397cm" svg:height="1.397cm" svg:x="22.844cm" svg:y="4.55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6.985cm" svg:height="6.985cm" svg:x="20.05cm" svg:y="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4" draw:text-style-name="P1" draw:layer="layout" svg:x1="23.479cm" svg:y1="5.318cm" svg:x2="27.035cm" svg:y2="5.318cm">
          <text:p text:style-name="P2">dz</text:p>
        </draw:measure>
        <draw:custom-shape draw:style-name="gr6" draw:text-style-name="P1" draw:layer="layout" svg:width="1.005cm" svg:height="1.005cm" svg:x="25.765cm" svg:y="18.156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 draw:layer="layout" svg:width="1.005cm" svg:height="1.005cm" svg:x="26.781cm" svg:y="16.759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 draw:layer="layout" svg:width="1.005cm" svg:height="1.005cm" svg:x="25.522cm" svg:y="12.684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 draw:layer="layout" svg:width="1.005cm" svg:height="1.005cm" svg:x="19.415cm" svg:y="16.886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21.32cm" svg:y="8.112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19.553cm" svg:y="4.186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25.384cm" svg:y="8.62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26.273cm" svg:y="6.207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 draw:layer="layout" svg:width="1.528cm" svg:height="1.528cm" draw:transform="rotate (-0.785398163397448) translate (3.73cm 16.113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 draw:text-style-name="P1" draw:layer="layout" svg:width="10.16cm" svg:height="18.034cm" svg:x="18.526cm" svg:y="1.635cm">
          <text:p text:style-name="P1">Closely Spaced Receivers &amp; Relays</text:p>
          <draw:enhanced-geometry svg:viewBox="0 0 21600 21600" draw:type="rectangle" draw:enhanced-path="M 0 0 L 21600 0 21600 21600 0 21600 0 0 Z N"/>
        </draw:custom-shape>
        <draw:custom-shape draw:style-name="gr6" draw:text-style-name="P1" draw:layer="layout" svg:width="1.005cm" svg:height="1.005cm" svg:x="21.066cm" svg:y="18.399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6" draw:text-style-name="P1" draw:layer="layout" svg:width="1.005cm" svg:height="1.005cm" svg:x="20.05cm" svg:y="14.473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27.416cm" svg:y="4.302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26.411cm" svg:y="1.9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1" draw:layer="layout" svg:width="1.005cm" svg:height="1.005cm" svg:x="19.426cm" svg:y="1.889cm">
          <text:p/>
          <draw:enhanced-geometry svg:viewBox="0 0 21600 21600" draw:glue-points="10800 0 0 10800 10800 21600 21600 10800" draw:path-stretchpoint-x="10800" draw:path-stretchpoint-y="10800" draw:text-areas="?f1 ?f1 ?f2 ?f3" draw:type="cross" draw:modifiers="818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9" draw:text-style-name="P1" draw:layer="layout" svg:width="11.049cm" svg:height="6.985cm" svg:x="6.804cm" svg:y="7.35cm">
          <text:p text:style-name="P1">Spatial Interference Chann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layer="layout" svg:width="1.778cm" svg:height="0.962cm" svg:x="2.905cm" svg:y="2.27cm">
          <draw:text-box>
            <text:p>Tx1</text:p>
          </draw:text-box>
        </draw:frame>
        <draw:frame draw:style-name="gr10" draw:layer="layout" svg:width="1.778cm" svg:height="0.962cm" svg:x="2.905cm" svg:y="15.478cm">
          <draw:text-box>
            <text:p>Tx2</text:p>
          </draw:text-box>
        </draw:frame>
        <draw:frame draw:style-name="gr10" draw:layer="layout" svg:width="1.778cm" svg:height="0.962cm" svg:x="2.905cm" svg:y="2.27cm">
          <draw:text-box>
            <text:p>Tx1</text:p>
          </draw:text-box>
        </draw:frame>
        <draw:frame draw:style-name="gr10" draw:layer="layout" svg:width="1.778cm" svg:height="0.962cm" svg:x="22.717cm" svg:y="3.34cm">
          <draw:text-box>
            <text:p>Rx1</text:p>
          </draw:text-box>
        </draw:frame>
        <draw:frame draw:style-name="gr10" draw:layer="layout" svg:width="1.778cm" svg:height="0.962cm" svg:x="23.098cm" svg:y="14.008cm">
          <draw:text-box>
            <text:p>Rx2</text:p>
          </draw:text-box>
        </draw:frame>
        <draw:custom-shape draw:style-name="gr11" draw:text-style-name="P1" draw:layer="layout" svg:width="4.729cm" svg:height="0.762cm" draw:transform="rotate (0.753633171011151) translate (4.196cm 16.192cm)">
          <text:p/>
          <draw:enhanced-geometry svg:viewBox="0 0 21600 21600" draw:text-areas="0 ?f0 ?f5 ?f2" draw:type="right-arrow" draw:modifiers="18351.6709511568 6001.57273918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5.347cm" svg:height="0.762cm" draw:transform="rotate (-0.789412420677036) translate (4.745cm 4.3cm)">
          <text:p/>
          <draw:enhanced-geometry svg:viewBox="0 0 21600 21600" draw:text-areas="0 ?f0 ?f5 ?f2" draw:type="right-arrow" draw:modifiers="18351.6709511568 6001.57273918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4.097cm" svg:height="0.762cm" draw:transform="rotate (0.451342144565734) translate (16.412cm 7.613cm)">
          <text:p/>
          <draw:enhanced-geometry svg:viewBox="0 0 21600 21600" draw:text-areas="0 ?f0 ?f5 ?f2" draw:mirror-horizontal="false" draw:mirror-vertical="false" draw:type="right-arrow" draw:modifiers="18351.6709511568 6001.57273918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4.097cm" svg:height="0.762cm" draw:transform="rotate (-0.584685299418101) translate (17.804cm 11.311cm)">
          <text:p/>
          <draw:enhanced-geometry svg:viewBox="0 0 21600 21600" draw:text-areas="0 ?f0 ?f5 ?f2" draw:type="right-arrow" draw:modifiers="18351.6709511568 6001.5727391874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rnhard Gahr</meta:initial-creator>
    <meta:creation-date>2015-04-23T13:25:10</meta:creation-date>
    <dc:date>2015-04-23T13:55:21</dc:date>
    <dc:creator>Bernhard Gahr</dc:creator>
    <meta:editing-duration>PT15M</meta:editing-duration>
    <meta:editing-cycles>2</meta:editing-cycles>
    <meta:generator>LibreOffice/3.5$Linux_X86_64 LibreOffice_project/350m1$Build-2</meta:generator>
    <meta:document-statistic meta:object-count="32"/>
  </office:meta>
</office:document-meta>
</file>